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paragraph-properties fo:margin-top="0in" fo:margin-bottom="0in" loext:contextual-spacing="false"/>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4">
      <style:paragraph-properties fo:margin-top="0in" fo:margin-bottom="0in" loext:contextual-spacing="false"/>
    </style:style>
    <style:style style:name="P25" style:family="paragraph" style:parent-style-name="Text_20_body" style:list-style-name="L15">
      <style:paragraph-properties fo:margin-top="0in" fo:margin-bottom="0in" loext:contextual-spacing="false"/>
    </style:style>
    <style:style style:name="P26"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Alertmanager provides useful functionality for managing alerts triggered by Prometheus metric data. However, before you can use Alertmanager, you need to get it up and running. In this lesson, we will install Alertmanager and configure our Prometheus server to connect to it.</text:p>
      <text:h text:style-name="Heading_20_3" text:outline-level="3"><text:bookmark text:name="relevant-documentation"/>Relevant Documentation</text:h>
      <text:list xml:id="list598359514" text:style-name="L15">
        <text:list-item>
          <text:p text:style-name="P25"><text:a xlink:type="simple" xlink:href="https://prometheus.io/docs/alerting/alertmanager/" text:style-name="Internet_20_link" text:visited-style-name="Visited_20_Internet_20_Link">Alertmanager</text:a></text:p>
        </text:list-item>
        <text:list-item>
          <text:p text:style-name="P15"><text:a xlink:type="simple" xlink:href="https://github.com/prometheus/alertmanager" text:style-name="Internet_20_link" text:visited-style-name="Visited_20_Internet_20_Link">Alertmanager GitHub</text:a></text:p>
        </text:list-item>
      </text:list>
      <text:h text:style-name="Heading_20_3" text:outline-level="3"><text:bookmark text:name="lesson-reference"/>Lesson Reference</text:h>
      <text:h text:style-name="Heading_20_4" text:outline-level="4"><text:bookmark text:name="install-and-configure-alertmanager-and-amtool"/>Install and Configure Alertmanager and <text:span text:style-name="Source_20_Text">amtool</text:span></text:h>
      <text:p text:style-name="Text_20_body">Log in to your Prometheus server.</text:p>
      <text:p text:style-name="Text_20_body">Create a user and group for Alertmanager:</text:p>
      <text:p text:style-name="P26"><text:span text:style-name="Source_20_Text">sudo useradd -M -r -s /bin/false alertmanager</text:span></text:p>
      <text:p text:style-name="Text_20_body">Download and install the Alertmanager binaries, move the files into the appropriate locations, and set ownership:</text:p>
      <text:p text:style-name="P26"><text:span text:style-name="Source_20_Text">wget https://github.com/prometheus/alertmanager/releases/download/v0.20.0/alertmanager-0.20.0.linux-amd64.tar.gz</text:span></text:p>
      <text:p text:style-name="P26"><text:span text:style-name="Source_20_Text">tar xvfz alertmanager-0.20.0.linux-amd64.tar.gz</text:span></text:p>
      <text:p text:style-name="P26"><text:span text:style-name="Source_20_Text">sudo cp alertmanager-0.20.0.linux-amd64/{alertmanager,amtool} /usr/local/bin/</text:span></text:p>
      <text:p text:style-name="P26"><text:span text:style-name="Source_20_Text">sudo chown alertmanager:alertmanager /usr/local/bin/{alertmanager,amtool}</text:span></text:p>
      <text:p text:style-name="P26"><text:span text:style-name="Source_20_Text">sudo mkdir -p /etc/alertmanager</text:span></text:p>
      <text:p text:style-name="P26"><text:span text:style-name="Source_20_Text">sudo cp alertmanager-0.20.0.linux-amd64/alertmanager.yml /etc/alertmanager</text:span></text:p>
      <text:p text:style-name="P26"><text:span text:style-name="Source_20_Text">sudo chown -R alertmanager:alertmanager /etc/alertmanager</text:span></text:p>
      <text:p text:style-name="Text_20_body">Create a data directory for Alertmanager:</text:p>
      <text:p text:style-name="P26"><text:span text:style-name="Source_20_Text">sudo mkdir -p /var/lib/alertmanager</text:span></text:p>
      <text:p text:style-name="P26"><text:span text:style-name="Source_20_Text">sudo chown alertmanager:alertmanager /var/lib/alertmanager</text:span></text:p>
      <text:p text:style-name="Text_20_body">Create a configuration file for <text:span text:style-name="Source_20_Text">amtool</text:span>:</text:p>
      <text:p text:style-name="P26"><text:span text:style-name="Source_20_Text">sudo mkdir -p /etc/amtool</text:span></text:p>
      <text:p text:style-name="P26"><text:span text:style-name="Source_20_Text">sudo vi /etc/amtool/config.yml</text:span></text:p>
      <text:p text:style-name="Text_20_body">Enter the following content in the <text:span text:style-name="Source_20_Text">amtool</text:span> config file:</text:p>
      <text:p text:style-name="P26"><text:span text:style-name="Source_20_Text">alertmanager.url: http://localhost:9093</text:span></text:p>
      <text:p text:style-name="Text_20_body">Create a <text:span text:style-name="Source_20_Text">systemd</text:span> unit file for Alertmanager:</text:p>
      <text:p text:style-name="P26"><text:span text:style-name="Source_20_Text">sudo vi /etc/systemd/system/alertmanager.service</text:span></text:p>
      <text:p text:style-name="Preformatted_20_Text"><text:soft-page-break/><text:span text:style-name="Source_20_Text">[Unit]</text:span></text:p>
      <text:p text:style-name="Preformatted_20_Text"><text:span text:style-name="Source_20_Text">Description=Prometheus Alertmanager</text:span></text:p>
      <text:p text:style-name="Preformatted_20_Text"><text:span text:style-name="Source_20_Text">Wants=network-online.target</text:span></text:p>
      <text:p text:style-name="Preformatted_20_Text"><text:span text:style-name="Source_20_Text">After=network-online.target</text:span></text:p>
      <text:p text:style-name="Preformatted_20_Text"/>
      <text:p text:style-name="Preformatted_20_Text"><text:span text:style-name="Source_20_Text">[Service]</text:span></text:p>
      <text:p text:style-name="Preformatted_20_Text"><text:span text:style-name="Source_20_Text">User=alertmanager</text:span></text:p>
      <text:p text:style-name="Preformatted_20_Text"><text:span text:style-name="Source_20_Text">Group=alertmanager</text:span></text:p>
      <text:p text:style-name="Preformatted_20_Text"><text:span text:style-name="Source_20_Text">Type=simple</text:span></text:p>
      <text:p text:style-name="Preformatted_20_Text"><text:span text:style-name="Source_20_Text">ExecStart=/usr/local/bin/alertmanager \</text:span></text:p>
      <text:p text:style-name="Preformatted_20_Text"><text:span text:style-name="Source_20_Text"><text:s text:c="2"/>--config.file /etc/alertmanager/alertmanager.yml \</text:span></text:p>
      <text:p text:style-name="Preformatted_20_Text"><text:span text:style-name="Source_20_Text"><text:s text:c="2"/>--storage.path /var/lib/alertmanager/</text:span></text:p>
      <text:p text:style-name="Preformatted_20_Text"/>
      <text:p text:style-name="Preformatted_20_Text"><text:span text:style-name="Source_20_Text">[Install]</text:span></text:p>
      <text:p text:style-name="P26"><text:span text:style-name="Source_20_Text">WantedBy=multi-user.target</text:span></text:p>
      <text:p text:style-name="Text_20_body">Start and enable the <text:span text:style-name="Source_20_Text">alertmanager</text:span> service:</text:p>
      <text:p text:style-name="P26"><text:span text:style-name="Source_20_Text">sudo systemctl enable alertmanager</text:span></text:p>
      <text:p text:style-name="P26"><text:span text:style-name="Source_20_Text">sudo systemctl start alertmanager</text:span></text:p>
      <text:p text:style-name="Text_20_body">Verify the service is running and you can reach it:</text:p>
      <text:p text:style-name="P26"><text:span text:style-name="Source_20_Text">sudo systemctl status alertmanager</text:span></text:p>
      <text:p text:style-name="P26"><text:span text:style-name="Source_20_Text">curl localhost:9093</text:span></text:p>
      <text:p text:style-name="Text_20_body">You can also access Alertmanager in a web browser at <text:span text:style-name="Source_20_Text">http://&lt;PROMETHEUS_SERVER_PUBLIC_IP&gt;:9093</text:span>.</text:p>
      <text:p text:style-name="Text_20_body">Verify <text:span text:style-name="Source_20_Text">amtool</text:span> is able to connect to Alertmanager and retrieve the current configuration:</text:p>
      <text:p text:style-name="P26"><text:span text:style-name="Source_20_Text">amtool config show</text:span></text:p>
      <text:h text:style-name="Heading_20_4" text:outline-level="4"><text:bookmark text:name="configure-prometheus-to-connect-to-alertmanager"/>Configure Prometheus to Connect to Alertmanager</text:h>
      <text:p text:style-name="Text_20_body">Edit the Prometheus config:</text:p>
      <text:p text:style-name="P26"><text:span text:style-name="Source_20_Text">sudo vi /etc/prometheus/prometheus.yml</text:span></text:p>
      <text:p text:style-name="Text_20_body">Under <text:span text:style-name="Source_20_Text">alerting</text:span>, add your Alertmanager as a target:</text:p>
      <text:p text:style-name="Preformatted_20_Text"><text:span text:style-name="Source_20_Text">alerting:</text:span></text:p>
      <text:p text:style-name="Preformatted_20_Text"><text:span text:style-name="Source_20_Text"><text:s text:c="2"/>alertmanagers:</text:span></text:p>
      <text:p text:style-name="Preformatted_20_Text"><text:span text:style-name="Source_20_Text"><text:s text:c="2"/>- static_configs:</text:span></text:p>
      <text:p text:style-name="P26"><text:span text:style-name="Source_20_Text"><text:s text:c="4"/>- targets: ["localhost:9093"]</text:span></text:p>
      <text:p text:style-name="Text_20_body">Restart Prometheus to reload the configuration:</text:p>
      <text:p text:style-name="P26"><text:span text:style-name="Source_20_Text">sudo systemctl restart prometheus</text:span></text:p>
      <text:p text:style-name="Text_20_body">Verify Prometheus is able to reach the Alertmanager. Access Prometheus in a web browser at <text:span text:style-name="Source_20_Text">http://&lt;PROMETHEUS_SERVER_PUBLIC_IP&gt;:9090</text:span>.</text:p>
      <text:p text:style-name="Text_20_body">Click <text:span text:style-name="Strong_20_Emphasis">Status</text:span> &gt; <text:span text:style-name="Strong_20_Emphasis">Runtime &amp; Build Information</text:span>.</text:p>
      <text:p text:style-name="Text_20_body">Verify your Alertmanager instance appears under the <text:span text:style-name="Emphasis">Alertmanagers</text:span> sec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14:12.341708359</dc:date>
    <meta:editing-duration>P1DT2M</meta:editing-duration>
    <meta:editing-cycles>13</meta:editing-cycles>
    <meta:generator>LibreOffice/6.0.7.3$Linux_X86_64 LibreOffice_project/00m0$Build-3</meta:generator>
    <meta:document-statistic meta:table-count="0" meta:image-count="0" meta:object-count="0" meta:page-count="2" meta:paragraph-count="62" meta:word-count="315" meta:character-count="2816" meta:non-whitespace-character-count="2555"/>
  </office:meta>
</office:document-meta>
</file>